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0000004004B571524.png" manifest:media-type="image/png"/>
  <manifest:file-entry manifest:full-path="Pictures/1000000000000780000004B070AA1231.jpg" manifest:media-type="image/jpeg"/>
  <manifest:file-entry manifest:full-path="Pictures/100000010000038400000640DB2D4AE9.png" manifest:media-type="image/png"/>
  <manifest:file-entry manifest:full-path="Pictures/10000000000002DF000003155F23461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9.547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19.5cm" svg:height="15.75cm" svg:x="0cm" svg:y="0cm">
          <draw:image xlink:href="Pictures/1000000000000780000004B070AA1231.jpg" xlink:type="simple" xlink:show="embed" xlink:actuate="onLoad" draw:mime-type="image/jpeg">
            <text:p/>
          </draw:image>
        </draw:frame>
        <draw:frame draw:style-name="gr2" draw:text-style-name="P1" draw:layer="layout" svg:width="9.358cm" svg:height="15.749cm" svg:x="19.142cm" svg:y="0cm">
          <draw:image xlink:href="Pictures/100000010000038400000640DB2D4AE9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draw:style-name="gr2" draw:text-style-name="P1" draw:layer="layout" svg:width="28cm" svg:height="16cm" svg:x="0cm" svg:y="-0.249cm">
          <draw:image xlink:href="Pictures/1000000000000700000004004B571524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draw:style-name="gr2" draw:text-style-name="P1" draw:layer="layout" svg:width="14.671cm" svg:height="15.749cm" svg:x="6.4cm" svg:y="0cm">
          <draw:image xlink:href="Pictures/10000000000002DF000003155F23461B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4" draw:id="id4">
        <anim:par presentation:node-type="timing-root">
          <anim:par smil:begin="id4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0T15:11:36.724000000</meta:creation-date>
    <dc:date>2025-01-10T16:02:44.395000000</dc:date>
    <meta:editing-duration>PT19M28S</meta:editing-duration>
    <meta:editing-cycles>1</meta:editing-cycles>
    <meta:document-statistic meta:object-count="33"/>
    <meta:generator>LibreOffice/24.8.0.3$Windows_X86_64 LibreOffice_project/0bdf1299c94fe897b119f97f3c613e9dca6be583</meta:generator>
  </office:meta>
</office:document-meta>
</file>